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81cea" officeooo:paragraph-rsid="00181cea"/>
    </style:style>
    <style:style style:name="P2" style:family="paragraph" style:parent-style-name="Standard">
      <style:paragraph-properties fo:text-align="center" style:justify-single-word="false"/>
      <style:text-properties officeooo:rsid="00181cea" officeooo:paragraph-rsid="00181cea"/>
    </style:style>
    <style:style style:name="P3" style:family="paragraph" style:parent-style-name="Standard">
      <style:text-properties officeooo:rsid="00181cea" officeooo:paragraph-rsid="0018fb4c"/>
    </style:style>
    <style:style style:name="P4" style:family="paragraph" style:parent-style-name="Standard">
      <style:text-properties officeooo:rsid="0018fb4c" officeooo:paragraph-rsid="0019b2c3"/>
    </style:style>
    <style:style style:name="P5" style:family="paragraph" style:parent-style-name="Standard">
      <style:text-properties officeooo:rsid="0019b2c3" officeooo:paragraph-rsid="0019b2c3"/>
    </style:style>
    <style:style style:name="P6" style:family="paragraph" style:parent-style-name="Standard">
      <style:text-properties officeooo:rsid="0019b2c3" officeooo:paragraph-rsid="001bb1bc"/>
    </style:style>
    <style:style style:name="P7" style:family="paragraph" style:parent-style-name="Standard">
      <style:text-properties officeooo:rsid="0019b2c3" officeooo:paragraph-rsid="0027e665"/>
    </style:style>
    <style:style style:name="P8" style:family="paragraph" style:parent-style-name="Standard">
      <style:text-properties officeooo:rsid="001bb1bc" officeooo:paragraph-rsid="001bb1bc"/>
    </style:style>
    <style:style style:name="P9" style:family="paragraph" style:parent-style-name="Standard">
      <style:text-properties officeooo:rsid="001bb1bc" officeooo:paragraph-rsid="001bd930"/>
    </style:style>
    <style:style style:name="P10" style:family="paragraph" style:parent-style-name="Standard">
      <style:text-properties officeooo:rsid="001bd930" officeooo:paragraph-rsid="001bd930"/>
    </style:style>
    <style:style style:name="P11" style:family="paragraph" style:parent-style-name="Standard">
      <style:text-properties officeooo:rsid="001da563" officeooo:paragraph-rsid="001da563"/>
    </style:style>
    <style:style style:name="P12" style:family="paragraph" style:parent-style-name="Standard">
      <style:text-properties officeooo:rsid="001da563" officeooo:paragraph-rsid="001f4ebf"/>
    </style:style>
    <style:style style:name="P13" style:family="paragraph" style:parent-style-name="Standard">
      <style:text-properties officeooo:rsid="001da563" officeooo:paragraph-rsid="0020991a"/>
    </style:style>
    <style:style style:name="P14" style:family="paragraph" style:parent-style-name="Standard">
      <style:text-properties officeooo:rsid="001f4ebf" officeooo:paragraph-rsid="001f4ebf"/>
    </style:style>
    <style:style style:name="P15" style:family="paragraph" style:parent-style-name="Standard">
      <style:text-properties officeooo:rsid="0020991a" officeooo:paragraph-rsid="0020991a"/>
    </style:style>
    <style:style style:name="P16" style:family="paragraph" style:parent-style-name="Standard">
      <style:text-properties officeooo:rsid="0020991a" officeooo:paragraph-rsid="00214038"/>
    </style:style>
    <style:style style:name="P17" style:family="paragraph" style:parent-style-name="Standard">
      <style:text-properties officeooo:rsid="00214038" officeooo:paragraph-rsid="00214038"/>
    </style:style>
    <style:style style:name="P18" style:family="paragraph" style:parent-style-name="Standard">
      <style:text-properties officeooo:rsid="00257781" officeooo:paragraph-rsid="00257781"/>
    </style:style>
    <style:style style:name="P19" style:family="paragraph" style:parent-style-name="Standard">
      <style:text-properties officeooo:rsid="0027e665" officeooo:paragraph-rsid="0027e665"/>
    </style:style>
    <style:style style:name="P20" style:family="paragraph" style:parent-style-name="Standard">
      <style:text-properties officeooo:rsid="0022a84b" officeooo:paragraph-rsid="0020991a"/>
    </style:style>
    <style:style style:name="P21" style:family="paragraph" style:parent-style-name="Standard">
      <style:text-properties officeooo:rsid="0028c6f9" officeooo:paragraph-rsid="0028c6f9"/>
    </style:style>
    <style:style style:name="P22" style:family="paragraph" style:parent-style-name="Standard">
      <style:paragraph-properties fo:break-before="page"/>
      <style:text-properties officeooo:rsid="001bb1bc" officeooo:paragraph-rsid="001bb1bc"/>
    </style:style>
    <style:style style:name="P23" style:family="paragraph" style:parent-style-name="Standard">
      <style:text-properties style:text-position="0% 100%" officeooo:rsid="0028c6f9" officeooo:paragraph-rsid="0028c6f9"/>
    </style:style>
    <style:style style:name="P24" style:family="paragraph" style:parent-style-name="Standard">
      <style:text-properties style:text-position="0% 100%" officeooo:rsid="002a788d" officeooo:paragraph-rsid="002a788d"/>
    </style:style>
    <style:style style:name="P25" style:family="paragraph" style:parent-style-name="Heading_20_3">
      <style:paragraph-properties fo:break-before="page"/>
    </style:style>
    <style:style style:name="T1" style:family="text">
      <style:text-properties officeooo:rsid="0018dbc2"/>
    </style:style>
    <style:style style:name="T2" style:family="text">
      <style:text-properties officeooo:rsid="0018fb4c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18fb4c"/>
    </style:style>
    <style:style style:name="T5" style:family="text">
      <style:text-properties style:text-position="sub 58%" officeooo:rsid="001bb1bc"/>
    </style:style>
    <style:style style:name="T6" style:family="text">
      <style:text-properties officeooo:rsid="0019b2c3"/>
    </style:style>
    <style:style style:name="T7" style:family="text">
      <style:text-properties officeooo:rsid="001bb1bc"/>
    </style:style>
    <style:style style:name="T8" style:family="text">
      <style:text-properties officeooo:rsid="001bd930"/>
    </style:style>
    <style:style style:name="T9" style:family="text">
      <style:text-properties officeooo:rsid="001f170c"/>
    </style:style>
    <style:style style:name="T10" style:family="text">
      <style:text-properties officeooo:rsid="001f4ebf"/>
    </style:style>
    <style:style style:name="T11" style:family="text">
      <style:text-properties officeooo:rsid="0020991a"/>
    </style:style>
    <style:style style:name="T12" style:family="text">
      <style:text-properties officeooo:rsid="00214038"/>
    </style:style>
    <style:style style:name="T13" style:family="text">
      <style:text-properties officeooo:rsid="002515f9"/>
    </style:style>
    <style:style style:name="T14" style:family="text">
      <style:text-properties officeooo:rsid="00257781"/>
    </style:style>
    <style:style style:name="T15" style:family="text">
      <style:text-properties officeooo:rsid="002599c4"/>
    </style:style>
    <style:style style:name="T16" style:family="text">
      <style:text-properties officeooo:rsid="0028c6f9"/>
    </style:style>
    <style:style style:name="T17" style:family="text">
      <style:text-properties style:text-position="0% 100%" officeooo:rsid="001bb1bc"/>
    </style:style>
    <style:style style:name="T18" style:family="text">
      <style:text-properties style:text-position="0% 100%" officeooo:rsid="0018fb4c"/>
    </style:style>
    <style:style style:name="T19" style:family="text">
      <style:text-properties officeooo:rsid="0028ca71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ross Argument<text:line-break/>Asymmetric Path Notation</text:p>
      <text:p text:style-name="P2">by Sven Nilsen, 2017</text:p>
      <text:p text:style-name="P1"/>
      <text:p text:style-name="P1">Sometimes it is useful to convert functions to <text:span text:style-name="T1">a different form. For example, one argument can be split into two, two arguments can be merged into one, or two arguments can be swapped.</text:span></text:p>
      <text:p text:style-name="P1"/>
      <text:p text:style-name="P4">Cross argument asymmetric path notation allows <text:span text:style-name="T6">two arguments of type ` </text:span>b ⨯ c<text:span text:style-name="T6">` become merged into a type `</text:span>bc<text:span text:style-name="T6">`. This is possible because it is the natural way of interpreting a path when the types do no match one-to-one:</text:span></text:p>
      <text:p text:style-name="P1"/>
      <text:p text:style-name="P1"><text:tab/><text:span text:style-name="T2">f : a ⨯ b ⨯ c → a</text:span></text:p>
      <text:p text:style-name="P1"/>
      <text:p text:style-name="P1"><text:tab/><text:span text:style-name="T2">g</text:span><text:span text:style-name="T4">0</text:span><text:span text:style-name="T18"> </text:span><text:span text:style-name="T2">: a → a</text:span></text:p>
      <text:p text:style-name="P1"/>
      <text:p text:style-name="P1"><text:tab/><text:span text:style-name="T2">g</text:span><text:span text:style-name="T4">1</text:span><text:span text:style-name="T18"> </text:span><text:span text:style-name="T2">: b ⨯ c → bc</text:span></text:p>
      <text:p text:style-name="P1"/>
      <text:p text:style-name="P1"><text:tab/><text:span text:style-name="T2">g</text:span><text:span text:style-name="T4">2</text:span><text:span text:style-name="T18"> </text:span><text:span text:style-name="T2">: a → a</text:span></text:p>
      <text:p text:style-name="P1"/>
      <text:p text:style-name="P3"><text:tab/><text:span text:style-name="T2">f[g</text:span><text:span text:style-name="T4">0</text:span><text:span text:style-name="T2"> ⨯ g</text:span><text:span text:style-name="T4">1</text:span><text:span text:style-name="T2"> → g</text:span><text:span text:style-name="T4">2</text:span><text:span text:style-name="T2">] : a ⨯ bc → a</text:span></text:p>
      <text:p text:style-name="P3"/>
      <text:p text:style-name="P5">In <text:span text:style-name="T19">Path</text:span> <text:span text:style-name="T19">Function</text:span> <text:span text:style-name="T19">P</text:span>roduct <text:span text:style-name="T19">N</text:span>otation<text:span text:style-name="T21"><text:reference-ref text:reference-format="text" text:ref-name="1">[1]</text:reference-ref></text:span>, you can <text:span text:style-name="T7">infer the types of the function product as long only merging or swapping is used</text:span>:</text:p>
      <text:p text:style-name="P5"/>
      <text:p text:style-name="P6"><text:tab/><text:span text:style-name="T2">f : a ⨯ b ⨯ c → a</text:span></text:p>
      <text:p text:style-name="P6"/>
      <text:p text:style-name="P5"><text:tab/><text:span text:style-name="T2">f[g</text:span><text:span text:style-name="T4">i→</text:span><text:span text:style-name="T3">n</text:span><text:span text:style-name="T2">] : a ⨯ bc → a</text:span></text:p>
      <text:p text:style-name="P5"/>
      <text:p text:style-name="P6"><text:tab/><text:span text:style-name="T7">g</text:span><text:span text:style-name="T5">in</text:span><text:span text:style-name="T17"> </text:span><text:span text:style-name="T7">: (a → a, <text:s/>b ⨯ c → bc, a → a)</text:span></text:p>
      <text:p text:style-name="P6"/>
      <text:p text:style-name="P19">In the case of swapping:</text:p>
      <text:p text:style-name="P19"/>
      <text:p text:style-name="P19"><text:tab/><text:span text:style-name="T2">f : a ⨯ b ⨯ </text:span>b<text:span text:style-name="T2"> → a</text:span></text:p>
      <text:p text:style-name="P7"/>
      <text:p text:style-name="P7"><text:tab/><text:span text:style-name="T2">f[g</text:span><text:span text:style-name="T4">i→</text:span><text:span text:style-name="T3">n</text:span><text:span text:style-name="T2">] : a ⨯ b ⨯ b → a</text:span></text:p>
      <text:p text:style-name="P7"/>
      <text:p text:style-name="P7"><text:tab/><text:span text:style-name="T7">g</text:span><text:span text:style-name="T5">in</text:span><text:span text:style-name="T17"> </text:span><text:span text:style-name="T7">: (a → a, <text:s/>b ⨯ b → b ⨯ b, a → a)</text:span></text:p>
      <text:p text:style-name="P6"/>
      <text:p text:style-name="P8"/>
      <text:p text:style-name="P22">In the case of splitting, you must use parentheses in the path type:</text:p>
      <text:p text:style-name="P8"/>
      <text:p text:style-name="P8"><text:tab/>f: <text:span text:style-name="T2">a ⨯ bc → a</text:span></text:p>
      <text:p text:style-name="P8"/>
      <text:p text:style-name="P8"><text:tab/><text:span text:style-name="T2">f[g</text:span><text:span text:style-name="T4">i→n</text:span><text:span text:style-name="T2">]: a ⨯ </text:span>(<text:span text:style-name="T2">b ⨯ c</text:span>)<text:span text:style-name="T2"> → a</text:span></text:p>
      <text:p text:style-name="P8"/>
      <text:p text:style-name="P8"><text:tab/>g<text:span text:style-name="T3">in</text:span>: (a → a, <text:s/>bc → b ⨯ c, a → a)</text:p>
      <text:p text:style-name="P8"/>
      <text:p text:style-name="P10">This is because a function always returns a single type, not an associative product type. It removes the ambiguity when the argument types of the path is read in a different way:</text:p>
      <text:p text:style-name="P10"/>
      <text:p text:style-name="P10"><text:tab/><text:span text:style-name="T7">f: a ⨯ bc → a</text:span></text:p>
      <text:p text:style-name="P9"/>
      <text:p text:style-name="P9"><text:tab/><text:span text:style-name="T2">f[g</text:span><text:span text:style-name="T4">i→n</text:span><text:span text:style-name="T2">]: (a ⨯ b) ⨯ c → a</text:span></text:p>
      <text:p text:style-name="P9"/>
      <text:p text:style-name="P9"><text:tab/>g<text:span text:style-name="T3">in</text:span>: (a → a ⨯ <text:span text:style-name="T8">b</text:span>, <text:s/>bc → c, a → a)</text:p>
      <text:p text:style-name="P10"/>
      <text:p text:style-name="P10">Therefore, the number of argument in the path must be less or equal than number of arguments <text:span text:style-name="T10">of</text:span> the function <text:span text:style-name="T16">(merge or swap)</text:span>. This is also consistent with the idea that a path always belong<text:span text:style-name="T9">s</text:span> to an equal or less function space, <text:span text:style-name="T10">and also makes binary functions naturally the largest function spaces.</text:span></text:p>
      <text:p text:style-name="P10"/>
      <text:p text:style-name="P11">To split an argument into two, you need to define a <text:span text:style-name="T11">replacement. This might require special rules. Often the implementation can be automatically derived:</text:span></text:p>
      <text:p text:style-name="P11"/>
      <text:p text:style-name="P13"><text:tab/><text:span text:style-name="T7">f: a ⨯ (b ⨯ c) → a</text:span></text:p>
      <text:p text:style-name="P12"/>
      <text:p text:style-name="P14"><text:tab/>h: a <text:span text:style-name="T7">⨯ </text:span>b <text:span text:style-name="T7">⨯ </text:span>c → a</text:p>
      <text:p text:style-name="P12"/>
      <text:p text:style-name="P12"><text:tab/><text:span text:style-name="T10">h[id ⨯ pair → id] &lt;=&gt; f</text:span></text:p>
      <text:p text:style-name="P12"/>
      <text:p text:style-name="P12"><text:tab/><text:span text:style-name="T11">h = \(a, b, c) = f(a, (b, c))</text:span></text:p>
      <text:p text:style-name="P12"/>
      <text:p text:style-name="P17">Nothing prevents you from implementing a function by calling another function from a larger function space. <text:span text:style-name="T13">If the implementation can be automatically derived, these functions always exist.</text:span></text:p>
      <text:p text:style-name="P12"/>
      <text:p text:style-name="P15"><text:span text:style-name="T14">Defining the function</text:span> `pair` with currying to avoid ambiguity with `id`:</text:p>
      <text:p text:style-name="P15"/>
      <text:p text:style-name="P16"><text:tab/>pair : a → b → <text:span text:style-name="T12">a ⨯ b</text:span></text:p>
      <text:p text:style-name="P15"><text:tab/>pair <text:span text:style-name="T12">x</text:span> <text:span text:style-name="T12">y</text:span> = (<text:span text:style-name="T12">x</text:span>, <text:span text:style-name="T12">y</text:span>)</text:p>
      <text:p text:style-name="P15"/>
      <text:p text:style-name="P18">The special rule is to <text:span text:style-name="T15">feed in the next argument when types do not match by default.</text:span></text:p>
      <text:p text:style-name="P20"/>
      <text:p text:style-name="P21">Alternative is to define `pair` this way:</text:p>
      <text:p text:style-name="P21"/>
      <text:p text:style-name="P21"><text:tab/>pair<text:span text:style-name="T3">a,b</text:span> &lt;=&gt; id<text:span text:style-name="T3">(a, b)</text:span></text:p>
      <text:p text:style-name="P23"/>
      <text:p text:style-name="P23"/>
      <text:h text:style-name="P25" text:outline-level="3">References:</text:h>
      <text:p text:style-name="P24"/>
      <text:p text:style-name="P24"><text:reference-mark-start text:name="1"/>[1]<text:reference-mark-end text:name="1"/><text:tab/>“Path Function Product Notation”</text:p>
      <text:p text:style-name="P24"><text:tab/>Sven Nilsen, 2017-2019</text:p>
      <text:p text:style-name="P24"><text:tab/><text:a xlink:type="simple" xlink:href="https://github.com/advancedresearch/path_semantics/blob/master/papers-wip/path-function-product-notation.pdf" text:style-name="Internet_20_link" text:visited-style-name="Visited_20_Internet_20_Link"><text:span text:style-name="T20">https://github.com/advancedresearch/path_semantics/blob/master/papers-wip/path-function-product-notation.pdf</text:span></text:a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0:01:05.392418000</meta:creation-date>
    <dc:date>2019-09-07T10:21:00.551280000</dc:date>
    <meta:editing-duration>PT57M54S</meta:editing-duration>
    <meta:editing-cycles>9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42" meta:word-count="504" meta:character-count="2404" meta:non-whitespace-character-count="1912"/>
  </office:meta>
</office:document-meta>
</file>